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calogo per laboratorio di Formal Languages and Compilers</text:h>
      <text:p text:style-name="P1"/>
      <text:h text:style-name="Heading_20_3" text:outline-level="3">caricare intero in registro:</text:h>
      <text:p text:style-name="Text_20_body">Int valore = 5;</text:p>
      <text:p text:style-name="Text_20_body">Reg = gen_load_immediate(program, valore);</text:p>
      <text:p text:style-name="Text_20_body"/>
      <text:h text:style-name="Heading_20_3" text:outline-level="3">accedere a array[index]:</text:h>
      <text:p text:style-name="Text_20_body">t_axe_expression expr = create_expression(reg, REGISTER);</text:p>
      <text:p text:style-name="Text_20_body">int tempreg = loadArrayElement(program, array, expr); //array può essere $x</text:p>
      <text:p text:style-name="Text_20_body"/>
      <text:h text:style-name="Heading_20_3" text:outline-level="3">caricare expression in registro:</text:h>
      <text:p text:style-name="Text_20_body">Int reg = getNewRegister(program);</text:p>
      <text:p text:style-name="Text_20_body">if($x.expression_type==IMMEDIATE)</text:p>
      <text:p text:style-name="Text_20_body"><text:tab/>reg = gen_load_immediate(program, $x.value);</text:p>
      <text:p text:style-name="Text_20_body">else</text:p>
      <text:p text:style-name="Text_20_body"><text:tab/>reg = get_symbol_location(program, $x, 0);</text:p>
      <text:p text:style-name="Text_20_body"/>
      <text:h text:style-name="Heading_20_3" text:outline-level="3">caricare array:</text:h>
      <text:p text:style-name="Text_20_body">t_axe_variable *array = getVariable(program, $x);</text:p>
      <text:p text:style-name="Text_20_body">array-&gt;isArray; //se è array</text:p>
      <text:p text:style-name="Text_20_body">array-&gt;arraySize; //intero che da lunghezza dell'array</text:p>
      <text:p text:style-name="Text_20_body"/>
      <text:h text:style-name="Heading_20_2" text:outline-level="2">esami:</text:h>
      <text:p text:style-name="Text_20_body">Goto: 28/06/2008</text:p>
      <text:p text:style-name="Text_20_body">exp in write: 27/06/2009</text:p>
      <text:p text:style-name="Text_20_body">switch:05/03/2008</text:p>
      <text:p text:style-name="Text_20_body">define:06/02/2009</text:p>
      <text:p text:style-name="Text_20_body">&amp; e *: 11/09/2008</text:p>
      <text:p text:style-name="Text_20_body">foreach:05/02/2008</text:p>
      <text:p text:style-name="Text_20_body">eval {} unless : 06/07/2010</text:p>
      <text:p text:style-name="Text_20_body"><text:soft-page-break/>a&lt;7 ? 5:3; : 24/09/2008</text:p>
      <text:p text:style-name="Text_20_body">write_array(a) : 11/09/2009</text:p>
      <text:p text:style-name="Text_20_body">after 3 do {} : 10/09/2010</text:p>
      <text:p text:style-name="Text_20_body">b &lt;=&gt; c <text:s/>e b in c:d : 20/06/2011 </text:p>
      <text:p text:style-name="Text_20_body">try {throw} catch : 04/03/2011</text:p>
      <text:p text:style-name="Text_20_body">vecc_add(c, a ,b) e vec_sub(c, a, b): 02/09/2010</text:p>
      <text:p text:style-name="Text_20_body">on flag run {} : 30/09/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shawk </meta:initial-creator>
    <meta:creation-date>2012-02-01T19:48:35</meta:creation-date>
    <dc:date>2012-02-01T22:06:44</dc:date>
    <dc:creator>goshawk </dc:creator>
    <meta:editing-duration>PT2H18M11S</meta:editing-duration>
    <meta:editing-cycles>2</meta:editing-cycles>
    <meta:generator>LibreOffice/3.4$Unix LibreOffice_project/340m1$Build-402</meta:generator>
    <meta:document-statistic meta:table-count="0" meta:image-count="0" meta:object-count="0" meta:page-count="2" meta:paragraph-count="32" meta:word-count="135" meta:character-count="992" meta:non-whitespace-character-count="885"/>
  </office:meta>
</office:document-meta>
</file>